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45b3"/>
    </style:style>
    <style:style style:name="P2" style:family="paragraph" style:parent-style-name="Standard">
      <style:text-properties officeooo:rsid="001145b3" officeooo:paragraph-rsid="001145b3"/>
    </style:style>
    <style:style style:name="P3" style:family="paragraph" style:parent-style-name="Standard">
      <style:text-properties officeooo:rsid="0011ae16" officeooo:paragraph-rsid="0011a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the real world example and then the two foundational questions in data structures</text:p>
      <text:p text:style-name="P1"/>
      <text:p text:style-name="P1">dictionary → access</text:p>
      <text:p text:style-name="P2">map → storage</text:p>
      <text:p text:style-name="P2"/>
      <text:p text:style-name="P2">slide 6-&gt; remove we will forgo mathematical analysis</text:p>
      <text:p text:style-name="P2"/>
      <text:p text:style-name="P3">Add a description of linked lists before demoing how to write it</text:p>
      <text:p text:style-name="P2"/>
      <text:p text:style-name="P2">Larger point for building your own data structures in python:</text:p>
      <text:p text:style-name="P2"/>
      <text:p text:style-name="P2">In python building your own data structures should only be done when you are dealing with in memory computations and only with a limited number of elements. <text:s/></text:p>
      <text:p text:style-name="P2"/>
      <text:p text:style-name="P2">Essentially, it's a great place to prototype a new data structure, but once you have a good implementation, you should move to a language like C or C++, which is easy because now all you have to do is translate the code into C or C++ instead of writing it from scratch. <text:s/></text:p>
      <text:p text:style-name="P2"/>
      <text:p text:style-name="P2">This makes python a great prototyping language. <text:s/></text:p>
      <text:p text:style-name="P2"/>
      <text:p text:style-name="P2">I like to think of python is a great environment for learning and testing computer science concepts and an instructional and functional wa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6-24T07:28:40.010582863</meta:creation-date>
    <dc:date>2014-06-24T07:51:28.453614564</dc:date>
    <dc:creator>eric </dc:creator>
    <meta:editing-duration>PT5M50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0" meta:word-count="159" meta:character-count="911" meta:non-whitespace-character-count="756"/>
  </office:meta>
</office:document-meta>
</file>